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8cm" svg:height="2.355cm" svg:x="12.925cm" svg:y="1.44cm">
          <text:p text:style-name="P1"><text:span text:style-name="T1">P(50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8cm" svg:height="2.355cm" svg:x="7.126cm" svg:y="4.94cm">
          <text:p text:style-name="P1"><text:span text:style-name="T1">P(49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8cm" svg:height="2.355cm" svg:x="18.727cm" svg:y="4.94cm">
          <text:p text:style-name="P1"><text:span text:style-name="T1">P(50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32cm" svg:y1="3.45cm" svg:x2="9.429cm" svg:y2="5.285cm" draw:start-shape="id1" draw:start-glue-point="7" draw:end-shape="id2" draw:end-glue-point="11" svg:d="M13320 3450l-3891 1835" svg:viewBox="0 0 3892 1836">
          <text:p/>
        </draw:connector>
        <draw:connector draw:style-name="gr2" draw:text-style-name="P2" draw:layer="layout" draw:type="line" svg:x1="15.228cm" svg:y1="3.45cm" svg:x2="19.122cm" svg:y2="5.285cm" draw:start-shape="id1" draw:start-glue-point="9" draw:end-shape="id3" draw:end-glue-point="5" svg:d="M15228 3450l3894 1835" svg:viewBox="0 0 3895 1836">
          <text:p/>
        </draw:connector>
        <draw:custom-shape draw:style-name="gr1" draw:text-style-name="P1" xml:id="id4" draw:id="id4" draw:layer="layout" svg:width="2.698cm" svg:height="2.355cm" svg:x="3.327cm" svg:y="8.64cm">
          <text:p text:style-name="P1"><text:span text:style-name="T1">P(48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2.698cm" svg:height="2.355cm" svg:x="10.128cm" svg:y="8.64cm">
          <text:p text:style-name="P1"><text:span text:style-name="T1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2.698cm" svg:height="2.355cm" svg:x="16.128cm" svg:y="8.64cm">
          <text:p text:style-name="P1"><text:span text:style-name="T1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8cm" svg:height="2.355cm" svg:x="22.929cm" svg:y="8.64cm">
          <text:p text:style-name="P1"><text:span text:style-name="T1">P(50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521cm" svg:y1="6.95cm" svg:x2="4.676cm" svg:y2="8.64cm" draw:start-shape="id2" draw:start-glue-point="7" draw:end-shape="id4" draw:end-glue-point="4" svg:d="M7521 6950l-2845 1690" svg:viewBox="0 0 2846 1691">
          <text:p/>
        </draw:connector>
        <draw:connector draw:style-name="gr2" draw:text-style-name="P2" draw:layer="layout" draw:type="line" svg:x1="9.429cm" svg:y1="6.95cm" svg:x2="11.477cm" svg:y2="8.64cm" draw:start-shape="id2" draw:start-glue-point="9" draw:end-shape="id5" draw:end-glue-point="4" svg:d="M9429 6950l2048 1690" svg:viewBox="0 0 2049 1691">
          <text:p/>
        </draw:connector>
        <draw:connector draw:style-name="gr2" draw:text-style-name="P2" draw:layer="layout" draw:type="line" svg:x1="19.122cm" svg:y1="6.95cm" svg:x2="17.477cm" svg:y2="8.64cm" draw:start-shape="id3" draw:start-glue-point="7" draw:end-shape="id6" draw:end-glue-point="4" svg:d="M19122 6950l-1645 1690" svg:viewBox="0 0 1646 1691">
          <text:p/>
        </draw:connector>
        <draw:connector draw:style-name="gr2" draw:text-style-name="P2" draw:layer="layout" draw:type="line" svg:x1="21.03cm" svg:y1="6.95cm" svg:x2="24.278cm" svg:y2="8.64cm" draw:start-shape="id3" draw:start-glue-point="9" draw:end-shape="id7" draw:end-glue-point="4" svg:d="M21030 6950l3248 1690" svg:viewBox="0 0 3249 16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17:20:25.201719225</meta:creation-date>
    <dc:date>2016-05-10T17:29:52.180740317</dc:date>
    <dc:creator>elucterio </dc:creator>
    <meta:editing-duration>PT6M53S</meta:editing-duration>
    <meta:editing-cycles>5</meta:editing-cycles>
    <meta:generator>LibreOffice/4.2.8.2$Linux_X86_64 LibreOffice_project/420m0$Build-2</meta:generator>
    <meta:document-statistic meta:object-count="13"/>
  </office:meta>
</office:document-meta>
</file>